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СУММ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E1];[.E2];[.E3];[.F1];[.F2];[.F3];[.G1];[.G2];[.G3])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E1:.G3];[.I1:.I2])"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AVERAGE([.E1:.G3])"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МИН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год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5"/>
          <table:table-cell table:style-name="ce2" table:formula="of:=[.E3]&lt;5" office:value-type="boolean" office:boolean-value="true" calcext:value-type="boolean">
            <text:p>ИСТИНА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MOD([.I$8]; [.H9]) = 0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ЕСЛИ</text:p>
          </table:table-cell>
          <table:table-cell/>
          <table:table-cell table:formula="of:=IF([.E3]&lt;4; &quot;мало&quot;; &quot;не мало&quot;)" office:value-type="string" office:string-value="мало" calcext:value-type="string">
            <text:p>мало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2" table:formula="of:=MOD([.I$8]; [.H10]) = 0" office:value-type="boolean" office:boolean-value="true" calcext:value-type="boolean">
            <text:p>ИСТИНА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2" table:formula="of:=MOD([.I$8]; [.H11]) = 0" office:value-type="boolean" office:boolean-value="true" calcext:value-type="boolean">
            <text:p>ИСТИНА</text:p>
          </table:table-cell>
        </table:table-row>
        <table:table-row table:style-name="ro1">
          <table:table-cell table:number-columns-repeated="3"/>
          <table:table-cell table:formula="of:=IF([.F9]; 1 ; 2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2" table:formula="of:=AND([.I9]; NOT([.I10])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4"/>
          <table:table-cell table:formula="of:=IF([.I15]; &quot;да&quot;; &quot;нет&quot;)" office:value-type="string" office:string-value="да" calcext:value-type="string">
            <text:p>да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table:formula="of:=[.I11]" office:value-type="boolean" office:boolean-value="true" calcext:value-type="boolean">
            <text:p>ИСТИНА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or</text:p>
          </table:table-cell>
          <table:table-cell table:style-name="ce2" table:formula="of:=OR([.I13:.I14])" office:value-type="boolean" office:boolean-value="true" calcext:value-type="boolean">
            <text:p>ИСТИНА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untif</text:p>
          </table:table-cell>
          <table:table-cell office:value-type="string" calcext:value-type="string">
            <text:p>СЧЕТЕСЛИ</text:p>
          </table:table-cell>
          <table:table-cell/>
          <table:table-cell table:formula="of:=COUNTIF([.E1:.G3]; &quot;&lt;4&quot;)" office:value-type="float" office:value="3" calcext:value-type="float">
            <text:p>3</text:p>
          </table:table-cell>
          <table:table-cell table:formula="of:=IF([.E1]&lt;[.$H$3]; 1; 0)" office:value-type="float" office:value="1" calcext:value-type="float">
            <text:p>1</text:p>
          </table:table-cell>
          <table:table-cell table:formula="of:=IF([.F1]&lt;[.$H$3]; 1; 0)" office:value-type="float" office:value="0" calcext:value-type="float">
            <text:p>0</text:p>
          </table:table-cell>
          <table:table-cell table:formula="of:=IF([.G1]&lt;[.$H$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IF([.E2]&lt;[.$H$3]; 1; 0)" office:value-type="float" office:value="1" calcext:value-type="float">
            <text:p>1</text:p>
          </table:table-cell>
          <table:table-cell table:formula="of:=IF([.F2]&lt;[.$H$3]; 1; 0)" office:value-type="float" office:value="0" calcext:value-type="float">
            <text:p>0</text:p>
          </table:table-cell>
          <table:table-cell table:formula="of:=IF([.G2]&lt;[.$H$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COUNTIF([.E1:.G3]; &quot;&lt;&quot; &amp; [.H3])" office:value-type="float" office:value="4" calcext:value-type="float">
            <text:p>4</text:p>
          </table:table-cell>
          <table:table-cell table:formula="of:=IF([.E3]&lt;[.$H$3]; 1; 0)" office:value-type="float" office:value="1" calcext:value-type="float">
            <text:p>1</text:p>
          </table:table-cell>
          <table:table-cell table:formula="of:=IF([.F3]&lt;[.$H$3]; 1; 0)" office:value-type="float" office:value="1" calcext:value-type="float">
            <text:p>1</text:p>
          </table:table-cell>
          <table:table-cell table:formula="of:=IF([.G3]&lt;[.$H$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formula="of:=SUM([.E17:.G1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день недели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F([.A24]=1;&quot;понедельник&quot;;IF([.A24]=2;&quot;вторник&quot;;&quot;и т.д.&quot;))" office:value-type="string" office:string-value="и т.д." calcext:value-type="string">
            <text:p>и т.д.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fs</text:p>
          </table:table-cell>
          <table:table-cell office:value-type="string" calcext:value-type="string">
            <text:p>еслимн</text:p>
          </table:table-cell>
          <table:table-cell table:style-name="ce1" table:formula="of:=COM.MICROSOFT.IFS([.A24]=1; &quot;понедельник&quot;; [.A24]=2; &quot;вторник&quot;; [.A24]=3; &quot;среда&quot;; TRUE(); &quot;другой день&quot;)" office:value-type="string" office:string-value="другой день" calcext:value-type="string">
            <text:p>другой день</text:p>
          </table:table-cell>
          <table:table-cell table:number-columns-repeated="6"/>
        </table:table-row>
      </table:table>
      <table:table table:name="Лист2" table:style-name="ta1">
        <table:shapes>
          <draw:frame draw:z-index="0" draw:style-name="gr1" draw:text-style-name="P1" svg:width="6.455cm" svg:height="4.012cm" svg:x="13.475cm" svg:y="1.272cm">
            <draw:object draw:notify-on-update-of-ranges="Лист2.A1:Лист2.A1 Лист2.A2:Лист2.A8 Лист2.B1:Лист2.B1 Лист2.B2:Лист2.B8 Лист2.E2:Лист2.E2 Лист2.E2:Лист2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446cm" svg:height="5.088cm" svg:x="9.538cm" svg:y="5.151cm">
            <draw:object draw:notify-on-update-of-ranges="Лист2.B10:Лист2.B10 Лист2.B11:Лист2.B13 Лист2.C10:Лист2.C10 Лист2.C11:Лист2.C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839cm" svg:height="5.534cm" svg:x="15.117cm" svg:y="6.949cm">
            <draw:object draw:notify-on-update-of-ranges="Лист2.C27:Лист2.C27 Лист2.C28:Лист2.C31 Лист2.D27:Лист2.D27 Лист2.D28:Лист2.D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221cm" svg:height="4.624cm" svg:x="2.748cm" svg:y="6.809cm">
            <draw:object draw:notify-on-update-of-ranges="Лист2.C27:Лист2.C27 Лист2.C28:Лист2.C30 Лист2.D27:Лист2.D27 Лист2.D28:Лист2.D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День недели</text:p>
          </table:table-cell>
          <table:table-cell office:value-type="string" calcext:value-type="string">
            <text:p>гр1</text:p>
          </table:table-cell>
          <table:table-cell table:number-columns-repeated="2"/>
          <table:table-cell office:value-type="string" calcext:value-type="string">
            <text:p>гр2</text:p>
          </table:table-cell>
        </table:table-row>
        <table:table-row table:style-name="ro1">
          <table:table-cell office:value-type="string" calcext:value-type="string">
            <text:p>Понедельник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ке</text:p>
          </table:table-cell>
          <table:table-cell office:value-type="string" calcext:value-type="string">
            <text:p>ке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среда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кен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кен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кеен</text:p>
          </table:table-cell>
          <table:table-cell office:value-type="string" calcext:value-type="string">
            <text:p>ке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суббота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воскресенье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Предмет</text:p>
          </table:table-cell>
          <table:table-cell office:value-type="string" calcext:value-type="string">
            <text:p>часов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физика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информатика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химия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number-columns-repeated="2"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2T10:44:55.766000000</meta:creation-date>
    <meta:generator>LibreOffice/7.5.0.3$Windows_X86_64 LibreOffice_project/c21113d003cd3efa8c53188764377a8272d9d6de</meta:generator>
    <dc:date>2023-09-12T11:25:26.469000000</dc:date>
    <meta:editing-duration>PT40M31S</meta:editing-duration>
    <meta:editing-cycles>1</meta:editing-cycles>
    <meta:document-statistic meta:table-count="2" meta:cell-count="107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fill="gradient" draw:fill-gradient-name="Teal_20_to_20_Blue" draw:gradient-step-count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4cm" svg:stroke-color="#ffff0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.456cm" svg:height="4.013cm" xlink:href=".." xlink:type="simple" chart:class="chart:line" chart:style-name="ch1">
        <chart:title svg:x="0.407cm" svg:y="0.083cm" chart:style-name="ch2">
          <text:p>заголовок</text:p>
        </chart:title>
        <chart:subtitle svg:x="3.982cm" svg:y="0.106cm" chart:style-name="ch3">
          <text:p>подзаг</text:p>
        </chart:subtitle>
        <chart:legend chart:legend-position="start" svg:x="0.046cm" svg:y="1.797cm" style:legend-expansion="custom" svg:width="1.51cm" svg:height="0.32cm" style:legend-expansion-aspect-ratio="4.71875" chart:style-name="ch4"/>
        <chart:plot-area chart:style-name="ch5" table:cell-range-address="Лист2.A1:Лист2.B8 Лист2.E2:Лист2.E8" chart:data-source-has-labels="both" svg:x="1.899cm" svg:y="0.895cm" svg:width="4.218cm" svg:height="3.076cm">
          <chart:coordinate-region svg:x="2.52cm" svg:y="1.094cm" svg:width="3.398cm" svg:height="1.118cm"/>
          <chart:axis chart:dimension="x" chart:name="primary-x" chart:style-name="ch6" chartooo:axis-type="auto">
            <chartooo:date-scale/>
            <chart:title svg:x="3.58cm" svg:y="3.453cm" chart:style-name="ch7">
              <text:p>ось х</text:p>
            </chart:title>
            <chart:categories table:cell-range-address="Лист2.A2:Лист2.A8"/>
          </chart:axis>
          <chart:axis chart:dimension="y" chart:name="primary-y" chart:style-name="ch8">
            <chart:title svg:x="1.21cm" svg:y="2.861cm" chart:style-name="ch9">
              <text:p>ось у</text:p>
            </chart:title>
            <chart:grid chart:style-name="ch10" chart:class="major"/>
          </chart:axis>
          <chart:series chart:style-name="ch11" chart:values-cell-range-address="Лист2.B2:Лист2.B8" chart:label-cell-address="Лист2.B1:Лист2.B1" chart:class="chart:line">
            <chart:regression-curve chart:style-name="ch12"/>
            <chart:data-point chart:repeated="7"/>
          </chart:series>
          <chart:series chart:style-name="ch13" chart:values-cell-range-address="Лист2.E2:Лист2.E8" chart:label-cell-address="Лист2.E2:Лист2.E2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гр1</text:p>
                <draw:g>
                  <svg:desc>Лист2.B1:Лист2.B1</svg:desc>
                </draw:g>
              </table:table-cell>
              <table:table-cell office:value-type="string">
                <text:p>4</text:p>
                <draw:g>
                  <svg:desc>Лист2.E2:Лист2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Понедельник</text:p>
                <draw:g>
                  <svg:desc>Лист2.A2:Лист2.A8</svg:desc>
                </draw:g>
              </table:table-cell>
              <table:table-cell office:value-type="float" office:value="8">
                <text:p>8</text:p>
                <draw:g>
                  <svg:desc>Лист2.B2:Лист2.B8</svg:desc>
                </draw:g>
              </table:table-cell>
              <table:table-cell office:value-type="float" office:value="4">
                <text:p>4</text:p>
                <draw:g>
                  <svg:desc>Лист2.E2:Лист2.E8</svg:desc>
                </draw:g>
              </table:table-cell>
            </table:table-row>
            <table:table-row>
              <table:table-cell office:value-type="string">
                <text:p>вторник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среда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четверг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пятница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суббота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воскресенье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Teal_20_to_20_Blue" draw:display-name="Teal to Blue" draw:style="linear" draw:start-color="#50938a" draw:end-color="#5983b0" draw:start-intensity="100%" draw:end-intensity="100%" draw:angle="30deg" draw:border="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447cm" svg:height="5.089cm" xlink:href=".." xlink:type="simple" chart:class="chart:circle" chart:style-name="ch1">
        <chart:legend chart:legend-position="end" svg:x="5.549cm" svg:y="1.747cm" style:legend-expansion="high" chart:style-name="ch2"/>
        <chart:plot-area chart:style-name="ch3" table:cell-range-address="Лист2.B10:Лист2.C13" chart:data-source-has-labels="both" svg:x="0.168cm" svg:y="0.101cm" svg:width="5.213cm" svg:height="4.887cm">
          <chart:coordinate-region svg:x="0.331cm" svg:y="0.102cm" svg:width="4.886cm" svg:height="4.886cm"/>
          <chart:axis chart:dimension="x" chart:name="primary-x" chart:style-name="ch4" chartooo:axis-type="auto">
            <chartooo:date-scale/>
            <chart:categories table:cell-range-address="Лист2.B11:Лист2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C11:Лист2.C13" chart:label-cell-address="Лист2.C10:Лист2.C10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часов</text:p>
                <draw:g>
                  <svg:desc>Лист2.C10:Лист2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физика</text:p>
                <draw:g>
                  <svg:desc>Лист2.B11:Лист2.B13</svg:desc>
                </draw:g>
              </table:table-cell>
              <table:table-cell office:value-type="float" office:value="4">
                <text:p>4</text:p>
                <draw:g>
                  <svg:desc>Лист2.C11:Лист2.C13</svg:desc>
                </draw:g>
              </table:table-cell>
            </table:table-row>
            <table:table-row>
              <table:table-cell office:value-type="string">
                <text:p>информатика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химия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84cm" svg:height="5.535cm" xlink:href=".." xlink:type="simple" chart:class="chart:scatter" chart:style-name="ch1">
        <chart:legend chart:legend-position="end" svg:x="8.311cm" svg:y="2.468cm" style:legend-expansion="high" chart:style-name="ch2"/>
        <chart:plot-area chart:style-name="ch3" table:cell-range-address="Лист2.C27:Лист2.D31" chart:data-source-has-labels="row" svg:x="0.196cm" svg:y="0.11cm" svg:width="7.919cm" svg:height="5.315cm">
          <chart:coordinate-region svg:x="0.738cm" svg:y="0.309cm" svg:width="7.137cm" svg:height="4.9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2.D28:Лист2.D31" chart:label-cell-address="Лист2.D27:Лист2.D27" chart:class="chart:scatter">
            <chart:domain table:cell-range-address="Лист2.C28:Лист2.C31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y</text:p>
                <draw:g>
                  <svg:desc>Лист2.D27:Лист2.D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Лист2.C28:Лист2.C31</svg:desc>
                </draw:g>
              </table:table-cell>
              <table:table-cell office:value-type="float" office:value="6">
                <text:p>6</text:p>
                <draw:g>
                  <svg:desc>Лист2.D28:Лист2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22cm" svg:height="4.625cm" xlink:href=".." xlink:type="simple" chart:class="chart:scatter" chart:style-name="ch1">
        <chart:legend chart:legend-position="end" svg:x="6.693cm" svg:y="2.013cm" style:legend-expansion="high" chart:style-name="ch2"/>
        <chart:plot-area chart:style-name="ch3" table:cell-range-address="Лист2.C27:Лист2.D30" chart:data-source-has-labels="row" svg:x="0.164cm" svg:y="0.092cm" svg:width="6.365cm" svg:height="4.441cm">
          <chart:coordinate-region svg:x="0.706cm" svg:y="0.291cm" svg:width="5.583cm" svg:height="4.0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2.D28:Лист2.D30" chart:label-cell-address="Лист2.D27:Лист2.D27" chart:class="chart:scatter">
            <chart:domain table:cell-range-address="Лист2.C28:Лист2.C30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y</text:p>
                <draw:g>
                  <svg:desc>Лист2.D27:Лист2.D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Лист2.C28:Лист2.C30</svg:desc>
                </draw:g>
              </table:table-cell>
              <table:table-cell office:value-type="float" office:value="6">
                <text:p>6</text:p>
                <draw:g>
                  <svg:desc>Лист2.D28:Лист2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